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9.472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line-height="150%" fo:text-align="end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fo:color="#ff0000" fo:font-weight="bold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1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fo:language="pt" fo:country="BR" fo:font-weight="bold" style:language-asian="pt" style:country-asian="BR" style:font-weight-asian="bold" style:font-weight-complex="bold"/>
    </style:style>
    <style:style style:name="P14" style:family="paragraph" style:parent-style-name="Standard">
      <style:paragraph-properties fo:margin-left="1.249cm" fo:margin-right="0cm" fo:line-height="15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Quadro1" text:anchor-type="char" svg:x="12.053cm" svg:y="-6.022cm" svg:width="5.422cm" svg:height="1.295cm" draw:z-index="3"><draw:text-box><text:p text:style-name="P3">SISDOC</text:p><text:p text:style-name="P1"><text:span text:style-name="T1">SR(12)SRFA.</text:span><text:span text:style-name="T4">0000</text:span><text:span text:style-name="T1">/2014-</text:span><text:span text:style-name="T4">01</text:span></text:p></draw:text-box></draw:frame></text:p>
      <text:p text:style-name="P6"><text:span text:style-name="T2"><text:s/></text:span><text:span text:style-name="T1">MEMO/INCRA/SRFA(02)/MA/Nº.</text:span><text:span text:style-name="T4">000</text:span><text:span text:style-name="T1">/2014 <text:s text:c="8"/></text:span></text:p>
      <text:p text:style-name="P7"><text:span text:style-name="T1">São Luís/MA, </text:span><text:span text:style-name="T4">00</text:span><text:span text:style-name="T1"> de </text:span><text:span text:style-name="T4">janeiro</text:span><text:span text:style-name="T1"> de </text:span><text:span text:style-name="T4">2014</text:span><text:span text:style-name="T1">.</text:span></text:p>
      <text:p text:style-name="P4"/>
      <text:p text:style-name="P9">Ao Chefe do Desenvolvimento Humano da SR-12</text:p>
      <text:p text:style-name="P5"><text:tab/></text:p>
      <text:p text:style-name="P4"/>
      <text:p text:style-name="P8">Assunto:<text:span text:style-name="T1"> Novo Assunto</text:span></text:p>
      <text:p text:style-name="P4"/>
      <text:p text:style-name="P8"><text:span text:style-name="T1"><text:s text:c="3"/><text:tab/><text:tab/></text:span></text:p>
      <text:p text:style-name="P8"><text:span text:style-name="T1"><text:tab/><text:tab/></text:span><text:span text:style-name="T4">Senhor Chefe</text:span></text:p>
      <text:p text:style-name="P4"/>
      <text:p text:style-name="P8"><text:span text:style-name="T1">1.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8"><text:span text:style-name="T1">2.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8"><text:span text:style-name="T6">3.</text:span><text:span text:style-name="T5">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4"/>
      <text:p text:style-name="P8"><text:tab/><text:tab/></text:p>
      <text:p text:style-name="P8"><text:tab/><text:tab/><text:tab/></text:p>
      <text:p text:style-name="P8"/>
      <text:p text:style-name="P14">Atenciosament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family-complex="Calibri" style:font-family-generic-complex="swiss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1pt" fo:font-weight="bold" style:font-size-asian="11pt" style:font-weight-asian="bold" style:font-size-complex="11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1.499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3"><text:span text:style-name="MT1">Divisão Estadual de Regularização Fundiária da Amazônia Legal – SRFA(02)MA</text:span></text:p>
        <text:p text:style-name="MP3"><text:span text:style-name="MT2">Av. Santos Dumont, nº. 18. Bairro: Anil. São Luís-MA. CEP.: 65046-660 </text:span></text:p>
        <text:p text:style-name="MP3"><text:span text:style-name="MT2">Fone/fax: 98-3244-1500</text:span>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94"/><text:span text:style-name="MT3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creator>waldenilson.carneiro</dc:creator>
    <dc:date>2014-02-10T12:10:00</dc:date>
    <meta:print-date>2013-01-04T16:33:00</meta:print-date>
    <meta:editing-cycles>22</meta:editing-cycles>
    <meta:editing-duration>PT20M</meta:editing-duration>
    <meta:document-statistic meta:table-count="0" meta:image-count="3" meta:object-count="0" meta:page-count="1" meta:paragraph-count="24" meta:word-count="144" meta:character-count="1294" meta:non-whitespace-character-count="956"/>
    <meta:generator>LibreOffice/4.1.4.2$Windows_x86 LibreOffice_project/0a0440ccc0227ad9829de5f46be37cfb6edcf72</meta:generator>
  </office:meta>
</office:document-meta>
</file>